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fdf3" officeooo:paragraph-rsid="0002f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miu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3:58:40.149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4.3.2$Windows_X86_64 LibreOffice_project/1048a8393ae2eeec98dff31b5c133c5f1d08b890</meta:generator>
  </office:meta>
</office:document-meta>
</file>